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7266175" text:style-name="L1">
        <text:list-item>
          <text:p text:style-name="P3">Napravi da se sam kreira <text:span text:style-name="T2">arff fajl iz koda </text:span>tj onaj header gore da doda.(Moze i seljacki samo da onaj tekst nalepim na procesirani fajl)</text:p>
        </text:list-item>
        <text:list-item>
          <text:p text:style-name="P3">vidi sa <text:span text:style-name="T2">stemming</text:span><text:span text:style-name="T4"> <text:s/></text:span>sta se desava? </text:p>
        </text:list-item>
        <text:list-item>
          <text:p text:style-name="P3">Dodaj neki <text:span text:style-name="T1">feature</text:span><text:span text:style-name="T2"> selection</text:span> <text:span text:style-name="T3">TF-IDF, information gain, Chi Square</text:span>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11T13:04:10</dc:date>
    <dc:creator>Aleksandar </dc:creator>
    <meta:editing-duration>P4DT2H6M48S</meta:editing-duration>
    <meta:editing-cycles>132</meta:editing-cycles>
    <meta:document-statistic meta:table-count="0" meta:image-count="0" meta:object-count="0" meta:page-count="1" meta:paragraph-count="3" meta:word-count="43" meta:character-count="236" meta:non-whitespace-character-count="197"/>
  </office:meta>
</office:document-meta>
</file>